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33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0.889cm"/>
    </style:style>
    <style:style style:name="co5" style:family="table-column">
      <style:table-column-properties fo:break-before="auto" style:column-width="1.194cm"/>
    </style:style>
    <style:style style:name="co6" style:family="table-column">
      <style:table-column-properties fo:break-before="auto" style:column-width="1.249cm"/>
    </style:style>
    <style:style style:name="co7" style:family="table-column">
      <style:table-column-properties fo:break-before="auto" style:column-width="2.189cm"/>
    </style:style>
    <style:style style:name="co8" style:family="table-column">
      <style:table-column-properties fo:break-before="auto" style:column-width="1.055cm"/>
    </style:style>
    <style:style style:name="co10" style:family="table-column">
      <style:table-column-properties fo:break-before="auto" style:column-width="0.751cm"/>
    </style:style>
    <style:style style:name="co11" style:family="table-column">
      <style:table-column-properties fo:break-before="auto" style:column-width="1.609cm"/>
    </style:style>
    <style:style style:name="co12" style:family="table-column">
      <style:table-column-properties fo:break-before="auto" style:column-width="1.386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background-color="transparent" style:shadow="none" style:vertical-align="middle"/>
      <style:paragraph-properties fo:text-align="center"/>
    </style:style>
    <style:style style:name="ce2" style:family="table-cell" style:parent-style-name="Default" style:data-style-name="N36">
      <style:table-cell-properties style:text-align-source="fix" style:repeat-content="false" fo:background-color="transparent" style:shadow="non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2">
          <table:table-cell office:value-type="string">
            <text:p>RASA</text:p>
          </table:table-cell>
          <table:table-cell office:value-type="string">
            <text:p>ZYW</text:p>
          </table:table-cell>
          <table:table-cell office:value-type="string">
            <text:p>S F</text:p>
          </table:table-cell>
          <table:table-cell office:value-type="string">
            <text:p>ZR</text:p>
          </table:table-cell>
          <table:table-cell office:value-type="string">
            <text:p>SZ</text:p>
          </table:table-cell>
          <table:table-cell office:value-type="string">
            <text:p>INT</text:p>
          </table:table-cell>
          <table:table-cell office:value-type="string">
            <text:p>MD</text:p>
          </table:table-cell>
          <table:table-cell office:value-type="string">
            <text:p>U Magiczne</text:p>
          </table:table-cell>
          <table:table-cell office:value-type="string">
            <text:p>CH</text:p>
          </table:table-cell>
          <table:table-cell office:value-type="string">
            <text:p>PR</text:p>
          </table:table-cell>
          <table:table-cell office:value-type="string">
            <text:p>Wi</text:p>
          </table:table-cell>
          <table:table-cell office:value-type="string">
            <text:p>Zau</text:p>
          </table:table-cell>
          <table:table-cell office:value-type="string">
            <text:p>OBR_S</text:p>
          </table:table-cell>
          <table:table-cell office:value-type="string">
            <text:p>WYP_S</text:p>
          </table:table-cell>
          <table:table-cell office:value-type="string">
            <text:p>ODP.1</text:p>
          </table:table-cell>
          <table:table-cell office:value-type="string">
            <text:p>ODP.2</text:p>
          </table:table-cell>
        </table:table-row>
        <table:table-row table:style-name="ro2">
          <table:table-cell office:value-type="string">
            <text:p>CZLOWIE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string">
            <text:p>kostka100()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OL ELF</text:p>
          </table:table-cell>
          <table:table-cell office:value-type="float" office:value="90">
            <text:p>90</text:p>
          </table:table-cell>
          <table:table-cell table:number-columns-repeated="2"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ELF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table:number-columns-repeated="2"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OL ORK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table:number-columns-repeated="2"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OL OLBRZYM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KRASNOLUD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GNOM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number-columns-repeated="2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HOBBIT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REPTYLION</text:p>
          </table:table-cell>
          <table:table-cell office:value-type="float" office:value="180">
            <text:p>18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GOBLIN NIZINNY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GOBLIN GORSKI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table:number-columns-repeated="2"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GOBOR ist.Z</text:p>
          </table:table-cell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HOBGOBLIN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HOBGOBOR ist.Z</text:p>
          </table:table-cell>
          <table:table-cell office:value-type="float" office:value="210">
            <text:p>210</text:p>
          </table:table-cell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number-columns-repeated="3"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ORK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table:number-columns-repeated="2"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URUK-HAI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URUK-TAN</text:p>
          </table:table-cell>
          <table:table-cell office:value-type="float" office:value="170">
            <text:p>17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URUK-JAR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URUK-TAR</text:p>
          </table:table-cell>
          <table:table-cell office:value-type="float" office:value="170">
            <text:p>17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ORKON ist.Z</text:p>
          </table:table-cell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ENTAUR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MINOTAUR</text:p>
          </table:table-cell>
          <table:table-cell office:value-type="float" office:value="320">
            <text:p>320</text:p>
          </table:table-cell>
          <table:table-cell office:value-type="float" office:value="350">
            <text:p>350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3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MINOTAUR OPAS ist.M</text:p>
          </table:table-cell>
          <table:table-cell table:number-columns-repeated="2" office:value-type="float" office:value="600">
            <text:p>60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OGR</text:p>
          </table:table-cell>
          <table:table-cell office:value-type="float" office:value="240">
            <text:p>240</text:p>
          </table:table-cell>
          <table:table-cell office:value-type="float" office:value="140">
            <text:p>140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OGRYLION ist.Z</text:p>
          </table:table-cell>
          <table:table-cell office:value-type="float" office:value="280">
            <text:p>280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table:number-columns-repeated="3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GNOL</text:p>
          </table:table-cell>
          <table:table-cell office:value-type="float" office:value="180">
            <text:p>180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OLBRZYM</text:p>
          </table:table-cell>
          <table:table-cell office:value-type="float" office:value="300">
            <text:p>300</text:p>
          </table:table-cell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MALAUK</text:p>
          </table:table-cell>
          <table:table-cell office:value-type="float" office:value="300">
            <text:p>300</text:p>
          </table:table-cell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GIGANT WZGORZOWY</text:p>
          </table:table-cell>
          <table:table-cell office:value-type="float" office:value="900">
            <text:p>900</text:p>
          </table:table-cell>
          <table:table-cell office:value-type="float" office:value="800">
            <text:p>80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GIGANT SKALNY</text:p>
          </table:table-cell>
          <table:table-cell office:value-type="float" office:value="1200">
            <text:p>1200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GIGANT LODOWY</text:p>
          </table:table-cell>
          <table:table-cell office:value-type="float" office:value="1600">
            <text:p>1600</text:p>
          </table:table-cell>
          <table:table-cell office:value-type="float" office:value="800">
            <text:p>80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GIGANT OGNIOWY</text:p>
          </table:table-cell>
          <table:table-cell office:value-type="float" office:value="1600">
            <text:p>1600</text:p>
          </table:table-cell>
          <table:table-cell office:value-type="float" office:value="800">
            <text:p>80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2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GIGANT SZTORMOWY</text:p>
          </table:table-cell>
          <table:table-cell office:value-type="float" office:value="3200">
            <text:p>3200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GARGANT ist.Z</text:p>
          </table:table-cell>
          <table:table-cell office:value-type="float" office:value="2400">
            <text:p>2400</text:p>
          </table:table-cell>
          <table:table-cell office:value-type="float" office:value="1400">
            <text:p>140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ROLL ist.M</text:p>
          </table:table-cell>
          <table:table-cell office:value-type="float" office:value="350">
            <text:p>350</text:p>
          </table:table-cell>
          <table:table-cell office:value-type="float" office:value="240">
            <text:p>24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ROLL GORSKI</text:p>
          </table:table-cell>
          <table:table-cell office:value-type="float" office:value="900">
            <text:p>900</text:p>
          </table:table-cell>
          <table:table-cell office:value-type="float" office:value="300">
            <text:p>30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HARAN</text:p>
          </table:table-cell>
          <table:table-cell office:value-type="float" office:value="120">
            <text:p>120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HARAN BIALY ist.M</text:p>
          </table:table-cell>
          <table:table-cell office:value-type="float" office:value="240">
            <text:p>240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number-columns-repeated="2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ZKLARA ist.Z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kostka100()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HARPIA ist.M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kostka100(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GARGOILA CZARNA ist.M</text:p>
          </table:table-cell>
          <table:table-cell office:value-type="float" office:value="350">
            <text:p>35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GARGOILA CZERWONA ist.M</text:p>
          </table:table-cell>
          <table:table-cell office:value-type="float" office:value="350">
            <text:p>35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MEGAGARGOILA ist.M</text:p>
          </table:table-cell>
          <table:table-cell office:value-type="float" office:value="850">
            <text:p>850</text:p>
          </table:table-cell>
          <table:table-cell office:value-type="float" office:value="440">
            <text:p>440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ANTERA</text:p>
          </table:table-cell>
          <table:table-cell office:value-type="float" office:value="180">
            <text:p>18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EW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YGRYS</text:p>
          </table:table-cell>
          <table:table-cell office:value-type="float" office:value="300">
            <text:p>300</text:p>
          </table:table-cell>
          <table:table-cell office:value-type="float" office:value="180">
            <text:p>18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YGRYS SZABLOZEBNY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KOT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NIEDZWIEDZ LESNY</text:p>
          </table:table-cell>
          <table:table-cell office:value-type="float" office:value="200">
            <text:p>200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NIEDZWIEDZ GORSKI</text:p>
          </table:table-cell>
          <table:table-cell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NIEDZWIEDZ LODOWY</text:p>
          </table:table-cell>
          <table:table-cell office:value-type="float" office:value="300">
            <text:p>300</text:p>
          </table:table-cell>
          <table:table-cell office:value-type="float" office:value="140">
            <text:p>14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NIEDZWIEDZ JASKINIOWY</text:p>
          </table:table-cell>
          <table:table-cell office:value-type="float" office:value="420">
            <text:p>420</text:p>
          </table:table-cell>
          <table:table-cell office:value-type="float" office:value="370">
            <text:p>370</text:p>
          </table:table-cell>
          <table:table-cell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NIEDZWIEDZ SKALNY</text:p>
          </table:table-cell>
          <table:table-cell office:value-type="float" office:value="1400">
            <text:p>1400</text:p>
          </table:table-cell>
          <table:table-cell office:value-type="float" office:value="600">
            <text:p>6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WILK LESNY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WARG</text:p>
          </table:table-cell>
          <table:table-cell office:value-type="float" office:value="140">
            <text:p>14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WARG GORSKI ist.M</text:p>
          </table:table-cell>
          <table:table-cell office:value-type="float" office:value="350">
            <text:p>350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ZIK LESNY</text:p>
          </table:table-cell>
          <table:table-cell office:value-type="float" office:value="180">
            <text:p>180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ZIK WIELKI</text:p>
          </table:table-cell>
          <table:table-cell office:value-type="float" office:value="800">
            <text:p>800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ZCZUR DZIKI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ZCZUR OLBRZYM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ASZCZUR ist.M</text:p>
          </table:table-cell>
          <table:table-cell office:value-type="float" office:value="155">
            <text:p>15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AWOL OPAS</text:p>
          </table:table-cell>
          <table:table-cell office:value-type="float" office:value="700">
            <text:p>700</text:p>
          </table:table-cell>
          <table:table-cell office:value-type="float" office:value="600">
            <text:p>60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ANTYLOPA OPASIK</text:p>
          </table:table-cell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JELEN YRAN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KON LESNY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KON JUCZNY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KON BOJOWY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KON PALADYNSKI ist.M</text:p>
          </table:table-cell>
          <table:table-cell office:value-type="float" office:value="1000">
            <text:p>1000</text:p>
          </table:table-cell>
          <table:table-cell office:value-type="float" office:value="400">
            <text:p>40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string">
            <text:p>kostka100()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KON DEMONICZNY ist.M</text:p>
          </table:table-cell>
          <table:table-cell office:value-type="float" office:value="1000">
            <text:p>1000</text:p>
          </table:table-cell>
          <table:table-cell office:value-type="float" office:value="400">
            <text:p>40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string">
            <text:p>kostka100()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GRYFON ist.M</text:p>
          </table:table-cell>
          <table:table-cell office:value-type="float" office:value="400">
            <text:p>40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GRYFON GORSKI Bialy</text:p>
          </table:table-cell>
          <table:table-cell office:value-type="float" office:value="400">
            <text:p>40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GRYFON GORSKI Czarny</text:p>
          </table:table-cell>
          <table:table-cell office:value-type="float" office:value="900">
            <text:p>90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HIPOGRYFON</text:p>
          </table:table-cell>
          <table:table-cell office:value-type="float" office:value="350">
            <text:p>350</text:p>
          </table:table-cell>
          <table:table-cell office:value-type="float" office:value="180">
            <text:p>18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ZAJAC STEPOWY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EGAZ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string">
            <text:p>kostka100()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JEDNOROZEC TAI Lesny ist.M</text:p>
          </table:table-cell>
          <table:table-cell office:value-type="float" office:value="400">
            <text:p>400</text:p>
          </table:table-cell>
          <table:table-cell office:value-type="float" office:value="150">
            <text:p>150</text:p>
          </table:table-cell>
          <table:table-cell office:value-type="float" office:value="25">
            <text:p>25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string">
            <text:p>kostka100()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JEDNOROZEC TAN Ksiazecy ist.M</text:p>
          </table:table-cell>
          <table:table-cell office:value-type="float" office:value="800">
            <text:p>800</text:p>
          </table:table-cell>
          <table:table-cell office:value-type="float" office:value="250">
            <text:p>250</text:p>
          </table:table-cell>
          <table:table-cell office:value-type="float" office:value="25">
            <text:p>25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string">
            <text:p>kostka100()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ANTAR</text:p>
          </table:table-cell>
          <table:table-cell office:value-type="float" office:value="800">
            <text:p>800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AZMIJA ist.M</text:p>
          </table:table-cell>
          <table:table-cell office:value-type="float" office:value="1250">
            <text:p>1250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table:number-columns-repeated="3" office:value-type="float" office:value="75">
            <text:p>75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ZMIJA KRYPTOWA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ZMIJA KORALOWA</text:p>
          </table:table-cell>
          <table:table-cell office:value-type="float" office:value="25">
            <text:p>25</text:p>
          </table:table-cell>
          <table:table-cell table:number-columns-repeated="2"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OLWAZ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OLWAZ WIELKOOKI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HYDRA BLOTNA</text:p>
          </table:table-cell>
          <table:table-cell office:value-type="float" office:value="2000">
            <text:p>200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string">
            <text:p>kostka100()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AKOBRA KROLEWSKA</text:p>
          </table:table-cell>
          <table:table-cell office:value-type="float" office:value="2200">
            <text:p>2200</text:p>
          </table:table-cell>
          <table:table-cell office:value-type="float" office:value="400">
            <text:p>400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130">
            <text:p>130</text:p>
          </table:table-cell>
          <table:table-cell office:value-type="float" office:value="150">
            <text:p>150</text:p>
          </table:table-cell>
          <table:table-cell office:value-type="float" office:value="500">
            <text:p>50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YTON TYGRYSI</text:p>
          </table:table-cell>
          <table:table-cell office:value-type="float" office:value="95">
            <text:p>95</text:p>
          </table:table-cell>
          <table:table-cell table:number-columns-repeated="2" office:value-type="float" office:value="20">
            <text:p>20</text:p>
          </table:table-cell>
          <table:table-cell office:value-type="float" office:value="60">
            <text:p>6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AKOBRA</text:p>
          </table:table-cell>
          <table:table-cell office:value-type="float" office:value="1200">
            <text:p>1200</text:p>
          </table:table-cell>
          <table:table-cell office:value-type="float" office:value="400">
            <text:p>400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table:number-columns-repeated="2"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KOBRA PANCERNA</text:p>
          </table:table-cell>
          <table:table-cell office:value-type="float" office:value="5000">
            <text:p>5000</text:p>
          </table:table-cell>
          <table:table-cell office:value-type="float" office:value="800">
            <text:p>80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KOBRA GORSKA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WEZOWIDLO LESNE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kostka100()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KOBRA KROLEWSKA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RYTON CZARNY ist.M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0">
            <text:p>40</text:p>
          </table:table-cell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ostka100()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RYTON BLEKITNY ist.M</text:p>
          </table:table-cell>
          <table:table-cell office:value-type="float" office:value="350">
            <text:p>350</text:p>
          </table:table-cell>
          <table:table-cell office:value-type="float" office:value="140">
            <text:p>14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ostka100()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JASZCZUR OGNIOWY</text:p>
          </table:table-cell>
          <table:table-cell office:value-type="float" office:value="240">
            <text:p>240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JASZCZUR SKALNY</text:p>
          </table:table-cell>
          <table:table-cell office:value-type="float" office:value="320">
            <text:p>320</text:p>
          </table:table-cell>
          <table:table-cell office:value-type="float" office:value="140">
            <text:p>14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MOK ZLOTY</text:p>
          </table:table-cell>
          <table:table-cell office:value-type="float" office:value="750">
            <text:p>750</text:p>
          </table:table-cell>
          <table:table-cell office:value-type="float" office:value="180">
            <text:p>18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table:number-columns-repeated="2"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string">
            <text:p>SMOK SREBRNY</text:p>
          </table:table-cell>
          <table:table-cell office:value-type="float" office:value="500">
            <text:p>500</text:p>
          </table:table-cell>
          <table:table-cell office:value-type="float" office:value="150">
            <text:p>150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SMOK MIEDZIANY</text:p>
          </table:table-cell>
          <table:table-cell office:value-type="float" office:value="350">
            <text:p>35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2"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 office:value-type="string">
            <text:p>SMOK CZERWONY</text:p>
          </table:table-cell>
          <table:table-cell office:value-type="float" office:value="550">
            <text:p>550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table:number-columns-repeated="2"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90">
            <text:p>190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SMOK CZARNY</text:p>
          </table:table-cell>
          <table:table-cell office:value-type="float" office:value="450">
            <text:p>450</text:p>
          </table:table-cell>
          <table:table-cell office:value-type="float" office:value="140">
            <text:p>14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table:number-columns-repeated="3"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70">
            <text:p>170</text:p>
          </table:table-cell>
          <table:table-cell office:value-type="float" office:value="40">
            <text:p>40</text:p>
          </table:table-cell>
          <table:table-cell/>
        </table:table-row>
        <table:table-row table:style-name="ro2">
          <table:table-cell office:value-type="string">
            <text:p>SMOK ZOLTY</text:p>
          </table:table-cell>
          <table:table-cell office:value-type="float" office:value="300">
            <text:p>3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70">
            <text:p>170</text:p>
          </table:table-cell>
          <table:table-cell office:value-type="float" office:value="40">
            <text:p>40</text:p>
          </table:table-cell>
          <table:table-cell/>
        </table:table-row>
        <table:table-row table:style-name="ro2">
          <table:table-cell office:value-type="string">
            <text:p>SMOK BIALY</text:p>
          </table:table-cell>
          <table:table-cell office:value-type="float" office:value="350">
            <text:p>350</text:p>
          </table:table-cell>
          <table:table-cell office:value-type="float" office:value="130">
            <text:p>13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2"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70">
            <text:p>170</text:p>
          </table:table-cell>
          <table:table-cell office:value-type="float" office:value="40">
            <text:p>40</text:p>
          </table:table-cell>
          <table:table-cell/>
        </table:table-row>
        <table:table-row table:style-name="ro2">
          <table:table-cell office:value-type="string">
            <text:p>SMOK NIEBIESKI</text:p>
          </table:table-cell>
          <table:table-cell office:value-type="float" office:value="450">
            <text:p>450</text:p>
          </table:table-cell>
          <table:table-cell office:value-type="float" office:value="140">
            <text:p>140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table:number-columns-repeated="3"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70">
            <text:p>170</text:p>
          </table:table-cell>
          <table:table-cell office:value-type="float" office:value="40">
            <text:p>40</text:p>
          </table:table-cell>
          <table:table-cell/>
        </table:table-row>
        <table:table-row table:style-name="ro2">
          <table:table-cell office:value-type="string">
            <text:p>SMOK BRAZOWY</text:p>
          </table:table-cell>
          <table:table-cell office:value-type="float" office:value="450">
            <text:p>450</text:p>
          </table:table-cell>
          <table:table-cell office:value-type="float" office:value="140">
            <text:p>14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table:number-columns-repeated="3"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70">
            <text:p>170</text:p>
          </table:table-cell>
          <table:table-cell office:value-type="float" office:value="40">
            <text:p>40</text:p>
          </table:table-cell>
          <table:table-cell/>
        </table:table-row>
        <table:table-row table:style-name="ro2">
          <table:table-cell office:value-type="string">
            <text:p>ZOLWIOSMOK</text:p>
          </table:table-cell>
          <table:table-cell office:value-type="float" office:value="750">
            <text:p>750</text:p>
          </table:table-cell>
          <table:table-cell office:value-type="float" office:value="190">
            <text:p>19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310">
            <text:p>310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SMOK BLOTNY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kostka100()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WILKOLAK</text:p>
          </table:table-cell>
          <table:table-cell table:style-name="ce2" office:value-type="string">
            <text:p>Zx2</text:p>
          </table:table-cell>
          <table:table-cell office:value-type="string">
            <text:p>Sx5</text:p>
          </table:table-cell>
          <table:table-cell office:value-type="string">
            <text:p>Zx2</text:p>
          </table:table-cell>
          <table:table-cell office:value-type="string">
            <text:p>Sx2</text:p>
          </table:table-cell>
          <table:table-cell office:value-type="string">
            <text:p>Ix1</text:p>
          </table:table-cell>
          <table:table-cell office:value-type="string">
            <text:p>M/10</text:p>
          </table:table-cell>
          <table:table-cell office:value-type="string">
            <text:p>UM/10</text:p>
          </table:table-cell>
          <table:table-cell office:value-type="string">
            <text:p>C/10</text:p>
          </table:table-cell>
          <table:table-cell office:value-type="string">
            <text:p>P/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x2</text:p>
          </table:table-cell>
          <table:table-cell office:value-type="string">
            <text:p>Wx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KOTOLAK</text:p>
          </table:table-cell>
          <table:table-cell office:value-type="string">
            <text:p>Zx2</text:p>
          </table:table-cell>
          <table:table-cell office:value-type="string">
            <text:p>Sx4</text:p>
          </table:table-cell>
          <table:table-cell office:value-type="string">
            <text:p>Zx3</text:p>
          </table:table-cell>
          <table:table-cell office:value-type="string">
            <text:p>Sx2</text:p>
          </table:table-cell>
          <table:table-cell office:value-type="string">
            <text:p>Ix1</text:p>
          </table:table-cell>
          <table:table-cell office:value-type="string">
            <text:p>M/10</text:p>
          </table:table-cell>
          <table:table-cell office:value-type="string">
            <text:p>UM/10</text:p>
          </table:table-cell>
          <table:table-cell office:value-type="string">
            <text:p>C/10</text:p>
          </table:table-cell>
          <table:table-cell office:value-type="string">
            <text:p>P/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x2</text:p>
          </table:table-cell>
          <table:table-cell office:value-type="string">
            <text:p>Wx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ZCZUROLAK</text:p>
          </table:table-cell>
          <table:table-cell office:value-type="string">
            <text:p>Zx1</text:p>
          </table:table-cell>
          <table:table-cell office:value-type="string">
            <text:p>Sx2</text:p>
          </table:table-cell>
          <table:table-cell office:value-type="string">
            <text:p>Zx2</text:p>
          </table:table-cell>
          <table:table-cell office:value-type="string">
            <text:p>Sx2</text:p>
          </table:table-cell>
          <table:table-cell office:value-type="string">
            <text:p>Ix1</text:p>
          </table:table-cell>
          <table:table-cell office:value-type="string">
            <text:p>M/10</text:p>
          </table:table-cell>
          <table:table-cell office:value-type="string">
            <text:p>UM/10</text:p>
          </table:table-cell>
          <table:table-cell office:value-type="string">
            <text:p>C/10</text:p>
          </table:table-cell>
          <table:table-cell office:value-type="string">
            <text:p>P/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x2</text:p>
          </table:table-cell>
          <table:table-cell office:value-type="string">
            <text:p>Wx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NIEDZWIEDZIOLAK</text:p>
          </table:table-cell>
          <table:table-cell office:value-type="string">
            <text:p>Zx3</text:p>
          </table:table-cell>
          <table:table-cell office:value-type="string">
            <text:p>Sx6</text:p>
          </table:table-cell>
          <table:table-cell office:value-type="string">
            <text:p>Zx1</text:p>
          </table:table-cell>
          <table:table-cell office:value-type="string">
            <text:p>Sx1</text:p>
          </table:table-cell>
          <table:table-cell office:value-type="string">
            <text:p>Ix1</text:p>
          </table:table-cell>
          <table:table-cell office:value-type="string">
            <text:p>M/10</text:p>
          </table:table-cell>
          <table:table-cell office:value-type="string">
            <text:p>UM/10</text:p>
          </table:table-cell>
          <table:table-cell office:value-type="string">
            <text:p>C/10</text:p>
          </table:table-cell>
          <table:table-cell office:value-type="string">
            <text:p>P/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x4</text:p>
          </table:table-cell>
          <table:table-cell office:value-type="string">
            <text:p>Wx4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ZIKOLAK</text:p>
          </table:table-cell>
          <table:table-cell office:value-type="string">
            <text:p>Zx2</text:p>
          </table:table-cell>
          <table:table-cell office:value-type="string">
            <text:p>Sx3</text:p>
          </table:table-cell>
          <table:table-cell office:value-type="string">
            <text:p>Zx1</text:p>
          </table:table-cell>
          <table:table-cell office:value-type="string">
            <text:p>Sx2</text:p>
          </table:table-cell>
          <table:table-cell office:value-type="string">
            <text:p>Ix1</text:p>
          </table:table-cell>
          <table:table-cell office:value-type="string">
            <text:p>M/10</text:p>
          </table:table-cell>
          <table:table-cell office:value-type="string">
            <text:p>UM/10</text:p>
          </table:table-cell>
          <table:table-cell office:value-type="string">
            <text:p>C/10</text:p>
          </table:table-cell>
          <table:table-cell office:value-type="string">
            <text:p>P/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x3</text:p>
          </table:table-cell>
          <table:table-cell office:value-type="string">
            <text:p>Wx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ZOMBIE</text:p>
          </table:table-cell>
          <table:table-cell office:value-type="string">
            <text:p>Zx1</text:p>
          </table:table-cell>
          <table:table-cell office:value-type="string">
            <text:p>Sx2</text:p>
          </table:table-cell>
          <table:table-cell office:value-type="string">
            <text:p>Zx1/2</text:p>
          </table:table-cell>
          <table:table-cell office:value-type="string">
            <text:p>Sx1/2</text:p>
          </table:table-cell>
          <table:table-cell table:number-columns-repeated="11"/>
        </table:table-row>
        <table:table-row table:style-name="ro2" table:number-rows-repeated="1048458">
          <table:table-cell table:number-columns-repeated="16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heet2" table:style-name="ta1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Bitstream Vera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noppix User</meta:initial-creator>
    <meta:creation-date>2013-05-08T23:27:48</meta:creation-date>
    <dc:date>2013-05-10T01:13:54</dc:date>
    <dc:creator>Knoppix User</dc:creator>
    <meta:editing-duration>PT13H22M10S</meta:editing-duration>
    <meta:editing-cycles>6</meta:editing-cycles>
    <meta:generator>LibreOffice/3.5$Linux_x86 LibreOffice_project/350m1$Build-2</meta:generator>
    <meta:document-statistic meta:table-count="3" meta:cell-count="1686" meta:object-count="0"/>
  </office:meta>
</office:document-meta>
</file>